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Helvetica, Arial, sans-serif, 'Apple Color Emoji', 'Segoe UI Emoji', 'Segoe UI Symbol'"/>
  </office:font-face-decls>
  <office:automatic-styles>
    <style:style style:name="P1" style:family="paragraph" style:parent-style-name="Heading_20_3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5" style:family="paragraph" style:parent-style-name="Horizontal_20_Line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After .NET Framework</text:span></text:h>
      <text:list text:style-name="L1">
        <text:list-item>
          <text:p text:style-name="P2"><text:span text:style-name="Strong_20_Emphasis">Multi-Language Support</text:span>:</text:p>
          <text:list>
            <text:list-item>
              <text:p text:style-name="P3">The .NET Framework introduced a <text:span text:style-name="Strong_20_Emphasis">Common Language Runtime (CLR)</text:span>, allowing multiple languages (C#, VB.NET, etc.) to target the same runtime environment.</text:p>
            </text:list-item>
          </text:list>
        </text:list-item>
        <text:list-item>
          <text:p text:style-name="P2"><text:span text:style-name="Strong_20_Emphasis">Compilation Process</text:span>:</text:p>
          <text:list>
            <text:list-item>
              <text:p text:style-name="P3"><text:span text:style-name="Strong_20_Emphasis">Step 1: Source Code → Intermediate Language (IL)</text:span>:</text:p>
              <text:list>
                <text:list-item>
                  <text:p text:style-name="P3">Code is first compiled into an <text:span text:style-name="Strong_20_Emphasis">Intermediate Language (IL)</text:span> using language-specific compilers (e.g., C# compiler).</text:p>
                </text:list-item>
                <text:list-item>
                  <text:p text:style-name="P3">IL is platform-independent and forms part of the <text:span text:style-name="Strong_20_Emphasis">Common Intermediate Language (CIL)</text:span>.</text:p>
                </text:list-item>
              </text:list>
            </text:list-item>
            <text:list-item>
              <text:p text:style-name="P3"><text:span text:style-name="Strong_20_Emphasis">Step 2: IL → Native Machine Code</text:span>:</text:p>
              <text:list>
                <text:list-item>
                  <text:p text:style-name="P3">At runtime, the CLR's <text:span text:style-name="Strong_20_Emphasis">Just-In-Time (JIT) Compiler</text:span> converts IL into machine-specific code.</text:p>
                </text:list-item>
              </text:list>
            </text:list-item>
          </text:list>
        </text:list-item>
        <text:list-item>
          <text:p text:style-name="P2"><text:span text:style-name="Strong_20_Emphasis">Assembly Files</text:span>:</text:p>
          <text:list>
            <text:list-item>
              <text:p text:style-name="P3">Compiled IL is stored in assemblies (e.g., <text:span text:style-name="Source_20_Text">.exe</text:span> or <text:span text:style-name="Source_20_Text">.dll</text:span> files).</text:p>
            </text:list-item>
            <text:list-item>
              <text:p text:style-name="P3">Assemblies also contain metadata, which describes types, members, and dependencies, making reflection and dynamic loading easier.</text:p>
            </text:list-item>
          </text:list>
        </text:list-item>
        <text:list-item>
          <text:p text:style-name="P2"><text:span text:style-name="Strong_20_Emphasis">Platform Independence</text:span>:</text:p>
          <text:list>
            <text:list-item>
              <text:p text:style-name="P3">Applications compiled to IL can run on any platform with a compatible CLR implementation (e.g., .NET Framework, .NET Core, or Mono).</text:p>
            </text:list-item>
          </text:list>
        </text:list-item>
        <text:list-item>
          <text:p text:style-name="P2"><text:span text:style-name="Strong_20_Emphasis">Managed Execution</text:span>:</text:p>
          <text:list>
            <text:list-item>
              <text:p text:style-name="P3">Applications execute under the supervision of the CLR, which provides services like garbage collection, type safety, and exception handling.</text:p>
            </text:list-item>
          </text:list>
        </text:list-item>
        <text:list-item>
          <text:p text:style-name="P2"><text:span text:style-name="Strong_20_Emphasis">Dynamic Linking</text:span>:</text:p>
          <text:list>
            <text:list-item>
              <text:p text:style-name="P2">Assemblies are linked dynamically at runtime, simplifying version management through features like the <text:span text:style-name="Strong_20_Emphasis">Global Assembly Cache (GAC)</text:span>.</text:p>
            </text:list-item>
          </text:list>
        </text:list-item>
      </text:list>
      <text:p text:style-name="P4"/>
      <text:p text:style-name="P4"/>
      <text:p text:style-name="P5"/>
      <text:h text:style-name="Heading_20_3" text:outline-level="3"><text:span text:style-name="Strong_20_Emphasis">Before .NET Framework</text:span></text:h>
      <text:list text:style-name="L2">
        <text:list-item>
          <text:p text:style-name="P6"><text:span text:style-name="Strong_20_Emphasis">Direct Compilation</text:span>:</text:p>
          <text:list>
            <text:list-item>
              <text:p text:style-name="P7">Programs were typically compiled directly into <text:span text:style-name="Strong_20_Emphasis">machine code</text:span> using compilers specific to a particular platform (e.g., GCC for C/C++).</text:p>
            </text:list-item>
            <text:list-item>
              <text:p text:style-name="P7">The resulting machine code was platform-dependent, tightly coupling applications to specific hardware or operating systems.</text:p>
            </text:list-item>
          </text:list>
        </text:list-item>
        <text:list-item>
          <text:p text:style-name="P6"><text:span text:style-name="Strong_20_Emphasis">Static Linking</text:span>:</text:p>
          <text:list>
            <text:list-item>
              <text:p text:style-name="P7"><text:soft-page-break/>Compiled code often required linking with libraries, which were static or dynamically linked at runtime (e.g., <text:span text:style-name="Source_20_Text">.dll</text:span> or <text:span text:style-name="Source_20_Text">.so</text:span> files).</text:p>
            </text:list-item>
            <text:list-item>
              <text:p text:style-name="P7">Dependency management was more manual and error-prone.</text:p>
            </text:list-item>
          </text:list>
        </text:list-item>
        <text:list-item>
          <text:p text:style-name="P6"><text:span text:style-name="Strong_20_Emphasis">No Intermediate Layer</text:span>:</text:p>
          <text:list>
            <text:list-item>
              <text:p text:style-name="P7">There was no concept of an intermediate runtime environment. Applications ran directly on the underlying OS.</text:p>
            </text:list-item>
          </text:list>
        </text:list-item>
        <text:list-item>
          <text:p text:style-name="P6"><text:span text:style-name="Strong_20_Emphasis">Portability Challenges</text:span>:</text:p>
          <text:list>
            <text:list-item>
              <text:p text:style-name="P6">Porting applications to different platforms was cumbersome, often requiring significant modifications to the source code.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8:49:22.705000000</meta:creation-date>
    <dc:date>2024-11-22T19:08:31.210000000</dc:date>
    <meta:editing-duration>PT7M30S</meta:editing-duration>
    <meta:editing-cycles>1</meta:editing-cycles>
    <meta:document-statistic meta:table-count="0" meta:image-count="0" meta:object-count="0" meta:page-count="2" meta:paragraph-count="29" meta:word-count="305" meta:character-count="2050" meta:non-whitespace-character-count="1801"/>
    <meta:generator>LibreOffice/24.8.3.2$Windows_X86_64 LibreOffice_project/48a6bac9e7e268aeb4c3483fcf825c94556d9f92</meta:generator>
  </office:meta>
</office:document-meta>
</file>